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500000007E32FCC312.png" manifest:media-type="image/png"/>
  <manifest:file-entry manifest:full-path="Pictures/10000201000001120000011259220FA0.png" manifest:media-type="image/png"/>
  <manifest:file-entry manifest:full-path="Pictures/100002010000038100000381C9078B2D.png" manifest:media-type="image/png"/>
  <manifest:file-entry manifest:full-path="Pictures/10000201000004B0000004B05A9040B7.png" manifest:media-type="image/png"/>
  <manifest:file-entry manifest:full-path="Pictures/10000201000004B0000004B094FAB988.png" manifest:media-type="image/png"/>
  <manifest:file-entry manifest:full-path="Pictures/100002010000011F000004B885EA6AB7.png" manifest:media-type="image/png"/>
  <manifest:file-entry manifest:full-path="Pictures/10000201000002FC000001E26EBFFC78.png" manifest:media-type="image/png"/>
  <manifest:file-entry manifest:full-path="Pictures/1000020000000B52000008D303577B6D.png" manifest:media-type="image/png"/>
  <manifest:file-entry manifest:full-path="Pictures/100002010000008B0000008B2FB90FC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cher Bold" svg:font-family="'Archer Bold'" style:font-pitch="variable"/>
    <style:font-face style:name="Archer Book" svg:font-family="'Archer Book'" style:font-adornments="Book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5.2507in" table:align="margins"/>
    </style:style>
    <style:style style:name="Tableau9.A" style:family="table-column">
      <style:table-column-properties style:column-width="1.9347in" style:rel-column-width="2786*"/>
    </style:style>
    <style:style style:name="Tableau9.B" style:family="table-column">
      <style:table-column-properties style:column-width="3.316in" style:rel-column-width="4775*"/>
    </style:style>
    <style:style style:name="Tableau9.A1" style:family="table-cell">
      <style:table-cell-properties fo:padding="0in" fo:border="none"/>
    </style:style>
    <style:style style:name="Tableau1" style:family="table">
      <style:table-properties style:width="5.5549in" table:align="margins"/>
    </style:style>
    <style:style style:name="Tableau1.A" style:family="table-column">
      <style:table-column-properties style:column-width="5.5549in" style:rel-column-width="65535*"/>
    </style:style>
    <style:style style:name="Tableau1.A1" style:family="table-cell">
      <style:table-cell-properties fo:padding="0.0382in" fo:border="none"/>
    </style:style>
    <style:style style:name="Tableau13" style:family="table">
      <style:table-properties style:width="5.5549in" table:align="margins" table:border-model="separating"/>
    </style:style>
    <style:style style:name="Tableau13.A" style:family="table-column">
      <style:table-column-properties style:column-width="3.7083in" style:rel-column-width="43747*"/>
    </style:style>
    <style:style style:name="Tableau13.B" style:family="table-column">
      <style:table-column-properties style:column-width="1.8465in" style:rel-column-width="21788*"/>
    </style:style>
    <style:style style:name="Tableau13.A1" style:family="table-cell">
      <style:table-cell-properties fo:padding="0.0097in" fo:border="none"/>
    </style:style>
    <style:style style:name="Tableau13.A6" style:family="table-cell">
      <style:table-cell-properties fo:padding="0.0097in" fo:border-left="none" fo:border-right="none" fo:border-top="none" fo:border-bottom="0.05pt solid #000000"/>
    </style:style>
    <style:style style:name="Tableau6" style:family="table">
      <style:table-properties style:width="5.5549in" table:align="margins"/>
    </style:style>
    <style:style style:name="Tableau6.A" style:family="table-column">
      <style:table-column-properties style:column-width="5.5549in" style:rel-column-width="65535*"/>
    </style:style>
    <style:style style:name="Tableau6.A1" style:family="table-cell">
      <style:table-cell-properties fo:padding="0.0382in" fo:border="none"/>
    </style:style>
    <style:style style:name="Tableau2" style:family="table">
      <style:table-properties style:width="4.3271in" fo:margin-left="1.2257in" fo:break-before="column" table:align="left" style:may-break-between-rows="false"/>
    </style:style>
    <style:style style:name="Tableau2.A" style:family="table-column">
      <style:table-column-properties style:column-width="0.0931in"/>
    </style:style>
    <style:style style:name="Tableau2.B" style:family="table-column">
      <style:table-column-properties style:column-width="4.234in"/>
    </style:style>
    <style:style style:name="Tableau2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au2.2" style:family="table-row">
      <style:table-row-properties style:min-row-height="0.3299in"/>
    </style:style>
    <style:style style:name="Tableau2.A3" style:family="table-cell">
      <style:table-cell-properties style:vertical-align="middle" fo:padding="0in" fo:border="none"/>
    </style:style>
    <style:style style:name="Tableau14" style:family="table">
      <style:table-properties style:width="5.5528in" fo:break-before="auto" fo:break-after="auto" table:align="left" style:may-break-between-rows="false"/>
    </style:style>
    <style:style style:name="Tableau14.A" style:family="table-column">
      <style:table-column-properties style:column-width="1.4326in"/>
    </style:style>
    <style:style style:name="Tableau14.B" style:family="table-column">
      <style:table-column-properties style:column-width="4.1201in"/>
    </style:style>
    <style:style style:name="Tableau14.1" style:family="table-row">
      <style:table-row-properties style:min-row-height="0.125in"/>
    </style:style>
    <style:style style:name="Tableau14.A1" style:family="table-cell">
      <style:table-cell-properties fo:padding="0.0382in" fo:border="none"/>
    </style:style>
    <style:style style:name="Tableau3" style:family="table">
      <style:table-properties style:width="5.5549in" table:align="margins"/>
    </style:style>
    <style:style style:name="Tableau3.A" style:family="table-column">
      <style:table-column-properties style:column-width="2.7486in" style:rel-column-width="32427*"/>
    </style:style>
    <style:style style:name="Tableau3.B" style:family="table-column">
      <style:table-column-properties style:column-width="0.1278in" style:rel-column-width="1507*"/>
    </style:style>
    <style:style style:name="Tableau3.C" style:family="table-column">
      <style:table-column-properties style:column-width="2.6785in" style:rel-column-width="31601*"/>
    </style:style>
    <style:style style:name="Tableau3.1" style:family="table-row">
      <style:table-row-properties style:row-height="0.25in"/>
    </style:style>
    <style:style style:name="Tableau3.A1" style:family="table-cell">
      <style:table-cell-properties fo:padding="0.0382in" fo:border="none"/>
    </style:style>
    <style:style style:name="Tableau12" style:family="table">
      <style:table-properties style:width="5.5639in" fo:margin-left="-0.009in" table:align="left"/>
    </style:style>
    <style:style style:name="Tableau12.A" style:family="table-column">
      <style:table-column-properties style:column-width="5.5639in"/>
    </style:style>
    <style:style style:name="Tableau12.A1" style:family="table-cell">
      <style:table-cell-properties fo:padding="0.0382in" fo:border="none"/>
    </style:style>
    <style:style style:name="Tableau5" style:family="table">
      <style:table-properties style:width="5.559in" fo:margin-left="0in" table:align="left"/>
    </style:style>
    <style:style style:name="Tableau5.A" style:family="table-column">
      <style:table-column-properties style:column-width="0.7479in"/>
    </style:style>
    <style:style style:name="Tableau5.B" style:family="table-column">
      <style:table-column-properties style:column-width="2.1306in"/>
    </style:style>
    <style:style style:name="Tableau5.C" style:family="table-column">
      <style:table-column-properties style:column-width="2.6806in"/>
    </style:style>
    <style:style style:name="Tableau5.A1" style:family="table-cell">
      <style:table-cell-properties fo:padding="0.0382in" fo:border="none"/>
    </style:style>
    <style:style style:name="Tableau4" style:family="table">
      <style:table-properties style:width="2.7771in" style:rel-width="100%" table:align="left"/>
    </style:style>
    <style:style style:name="Tableau4.A" style:family="table-column">
      <style:table-column-properties style:column-width="0.4167in" style:rel-column-width="536*"/>
    </style:style>
    <style:style style:name="Tableau4.B" style:family="table-column">
      <style:table-column-properties style:column-width="2.3604in" style:rel-column-width="3035*"/>
    </style:style>
    <style:style style:name="Tableau4.A1" style:family="table-cell">
      <style:table-cell-properties fo:padding="0.0382in" fo:border="none"/>
    </style:style>
    <style:style style:name="Tableau7" style:family="table">
      <style:table-properties style:width="5.5549in" fo:break-before="column" table:align="margins" style:may-break-between-rows="false"/>
    </style:style>
    <style:style style:name="Tableau7.A" style:family="table-column">
      <style:table-column-properties style:column-width="1.2785in" style:rel-column-width="15086*"/>
    </style:style>
    <style:style style:name="Tableau7.B" style:family="table-column">
      <style:table-column-properties style:column-width="4.2764in" style:rel-column-width="50449*"/>
    </style:style>
    <style:style style:name="Tableau7.A1" style:family="table-cell">
      <style:table-cell-properties style:vertical-align="middle" fo:padding="0.0382in" fo:border="none"/>
    </style:style>
    <style:style style:name="Tableau8" style:family="table">
      <style:table-properties style:width="5.5549in" fo:break-before="auto" fo:break-after="auto" table:align="margins" style:may-break-between-rows="false"/>
    </style:style>
    <style:style style:name="Tableau8.A" style:family="table-column">
      <style:table-column-properties style:column-width="5.5549in" style:rel-column-width="65535*"/>
    </style:style>
    <style:style style:name="Tableau8.A1" style:family="table-cell">
      <style:table-cell-properties fo:padding="0.0382in" fo:border="none"/>
    </style:style>
    <style:style style:name="Tableau10" style:family="table">
      <style:table-properties style:width="5.4785in" style:rel-width="100%" table:align="left"/>
    </style:style>
    <style:style style:name="Tableau10.A" style:family="table-column">
      <style:table-column-properties style:column-width="0.3833in" style:rel-column-width="492*"/>
    </style:style>
    <style:style style:name="Tableau10.B" style:family="table-column">
      <style:table-column-properties style:column-width="5.0951in" style:rel-column-width="6539*"/>
    </style:style>
    <style:style style:name="Tableau10.A1" style:family="table-cell">
      <style:table-cell-properties fo:padding="0.0382in" fo:border="none"/>
    </style:style>
    <style:style style:name="Tableau10.B1" style:family="table-cell">
      <style:table-cell-properties style:vertical-align="middle" fo:padding="0.0382in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size="2pt" style:font-size-asian="1.75pt" style:font-size-complex="2pt"/>
    </style:style>
    <style:style style:name="P6" style:family="paragraph" style:parent-style-name="Standard">
      <style:text-properties fo:font-size="2pt" style:font-size-asian="2pt" style:font-size-complex="2pt"/>
    </style:style>
    <style:style style:name="P7" style:family="paragraph" style:parent-style-name="Standard">
      <style:text-properties fo:font-size="5pt" style:font-size-asian="5pt" style:font-size-complex="5pt"/>
    </style:style>
    <style:style style:name="P8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text-properties style:font-name="DejaVu Sans1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333333" fo:letter-spacing="normal" fo:font-weight="normal" style:font-weight-asian="normal" style:font-weight-complex="normal"/>
    </style:style>
    <style:style style:name="P13" style:family="paragraph" style:parent-style-name="Standard">
      <style:paragraph-properties fo:line-height="0.0799in" fo:text-align="center" style:justify-single-word="false"/>
      <style:text-properties style:font-name="Arial"/>
    </style:style>
    <style:style style:name="P14" style:family="paragraph" style:parent-style-name="Standard">
      <style:paragraph-properties fo:line-height="0.0799in" fo:text-align="center" style:justify-single-word="false"/>
      <style:text-properties style:font-name="Arial" fo:font-weight="bold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926e"/>
    </style:style>
    <style:style style:name="P16" style:family="paragraph" style:parent-style-name="Standard">
      <style:text-properties fo:color="#00926e" style:font-name="Archer Book" fo:font-weight="bol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cher Book"/>
    </style:style>
    <style:style style:name="P18" style:family="paragraph" style:parent-style-name="Standard">
      <style:paragraph-properties fo:text-align="start" style:justify-single-word="false"/>
      <style:text-properties style:font-name="Archer Book"/>
    </style:style>
    <style:style style:name="P19" style:family="paragraph" style:parent-style-name="Table_20_Contents">
      <style:paragraph-properties fo:text-align="center" style:justify-single-word="false"/>
      <style:text-properties style:font-name="Arial"/>
    </style:style>
    <style:style style:name="P20" style:family="paragraph" style:parent-style-name="Table_20_Contents">
      <style:text-properties fo:font-size="8pt" style:font-size-asian="8pt" style:font-size-complex="8pt"/>
    </style:style>
    <style:style style:name="P21" style:family="paragraph" style:parent-style-name="Table_20_Contents">
      <style:text-properties fo:font-size="8pt" fo:font-style="italic" style:font-size-asian="8pt" style:font-style-asian="italic" style:font-size-complex="8pt" style:font-style-complex="italic"/>
    </style:style>
    <style:style style:name="P22" style:family="paragraph" style:parent-style-name="Table_20_Contents">
      <style:text-properties fo:font-size="6pt" style:font-size-asian="6pt" style:font-size-complex="6pt"/>
    </style:style>
    <style:style style:name="P23" style:family="paragraph" style:parent-style-name="Table_20_Contents">
      <style:paragraph-properties fo:text-align="center" style:justify-single-word="false"/>
      <style:text-properties fo:text-transform="uppercase" fo:color="#ffffff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fo:color="#00926e" style:font-name="Archer Book" fo:font-size="12pt" fo:font-style="italic" style:font-size-asian="12pt" style:font-style-asian="italic" style:font-size-complex="12pt" style:font-style-complex="italic"/>
    </style:style>
    <style:style style:name="P26" style:family="paragraph" style:parent-style-name="Table_20_Contents">
      <style:paragraph-properties fo:text-align="center" style:justify-single-word="false"/>
      <style:text-properties fo:color="#00926e" style:font-name="Archer Book" fo:font-size="11pt" fo:font-style="italic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break-before="column"/>
    </style:style>
    <style:style style:name="P28" style:family="paragraph" style:parent-style-name="Standard" style:master-page-name="">
      <style:paragraph-properties fo:margin-left="0in" fo:margin-right="0in" fo:text-indent="0.0402in" style:auto-text-indent="false" style:page-number="auto"/>
    </style:style>
    <style:style style:name="P29" style:family="paragraph" style:parent-style-name="Standard">
      <style:paragraph-properties fo:break-before="page"/>
      <style:text-properties fo:color="#00926e" style:font-name="Archer Book" fo:font-weight="bold" style:font-weight-asian="bold" style:font-weight-complex="bold"/>
    </style:style>
    <style:style style:name="P30" style:family="paragraph" style:parent-style-name="Standard">
      <style:paragraph-properties fo:margin-left="0.3118in" fo:margin-right="0.25in" fo:text-align="center" style:justify-single-word="false" fo:text-indent="0in" style:auto-text-indent="false"/>
      <style:text-properties fo:color="#00926e" style:font-name="Archer Book" fo:font-size="12pt" fo:font-style="normal" style:font-size-asian="12pt" style:font-style-asian="normal" style:font-size-complex="12pt" style:font-style-complex="normal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paragraph-properties fo:text-align="center" style:justify-single-word="false"/>
      <style:text-properties fo:font-size="8pt" officeooo:rsid="001895de" officeooo:paragraph-rsid="001895de" style:font-size-asian="8pt" style:font-size-complex="8pt"/>
    </style:style>
    <style:style style:name="P33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3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3" style:family="text">
      <style:text-properties fo:font-variant="normal" fo:text-transform="none" fo:color="#00926e" style:font-name="Archer Book" fo:letter-spacing="normal" fo:font-weight="bold" style:font-weight-asian="bold" style:font-weight-complex="bold"/>
    </style:style>
    <style:style style:name="T4" style:family="text">
      <style:text-properties fo:color="#ffffff" fo:font-size="6pt" fo:font-weight="bold" fo:background-color="#4b1f6f" loext:char-shading-value="0" style:font-size-asian="6pt" style:font-weight-asian="bold" style:font-size-complex="6pt" style:font-weight-complex="bold"/>
    </style:style>
    <style:style style:name="T5" style:family="text">
      <style:text-properties fo:color="#ffffff" fo:font-size="6pt" fo:background-color="#4b1f6f" loext:char-shading-value="0" style:font-size-asian="6pt" style:font-size-complex="6pt"/>
    </style:style>
    <style:style style:name="T6" style:family="text">
      <style:text-properties fo:color="#4b1f6f" fo:font-size="6pt" fo:font-weight="normal" fo:background-color="#4b1f6f" loext:char-shading-value="0" style:font-size-asian="6pt" style:font-weight-asian="normal" style:font-size-complex="6pt" style:font-weight-complex="normal"/>
    </style:style>
    <style:style style:name="T7" style:family="text">
      <style:text-properties fo:color="#4b1f6f" fo:font-size="6pt" fo:background-color="#4b1f6f" loext:char-shading-value="0" style:font-size-asian="6pt" style:font-size-complex="6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color="#00926e"/>
    </style:style>
    <style:style style:name="T11" style:family="text">
      <style:text-properties fo:color="#00926e" style:font-name="Archer Bold"/>
    </style:style>
    <style:style style:name="T12" style:family="text">
      <style:text-properties fo:color="#00926e" style:font-name="Archer Book"/>
    </style:style>
    <style:style style:name="T13" style:family="text">
      <style:text-properties fo:color="#00926e" style:font-name="Archer Book" fo:font-weight="bold" style:font-weight-asian="bold" style:font-weight-complex="bold"/>
    </style:style>
    <style:style style:name="T14" style:family="text">
      <style:text-properties fo:color="#00926e" style:font-name="Archer Book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Archer Book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ize="8pt" officeooo:rsid="001beacc" style:font-size-asian="8pt" style:font-size-complex="8pt"/>
    </style:style>
    <style:style style:name="T18" style:family="text">
      <style:text-properties officeooo:rsid="001beacc"/>
    </style:style>
    <style:style style:name="T19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2" style:family="graphic" style:parent-style-name="Frame">
      <style:graphic-properties fo:margin-top="0.0799in" fo:margin-bottom="0in" style:wrap="parallel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Graphics">
      <style:graphic-properties fo:margin-left="0in" fo:margin-right="0.1in" style:run-through="foreground" style:wrap="parallel" style:number-wrapped-paragraphs="no-limit" style:wrap-contour="false" style:vertical-pos="from-top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text text:use-soft-page-breaks="true">
      <text:tracked-changes text:track-changes="false">
        <text:changed-region xml:id="ct60549456" text:id="ct60549456">
          <text:insertion>
            <office:change-info>
              <dc:creator>mle </dc:creator>
              <dc:date>2013-10-17T11:36:00</dc:date>
            </office:change-info>
          </text:insertion>
        </text:changed-region>
        <text:changed-region xml:id="ct68738576" text:id="ct68738576">
          <text:insertion>
            <office:change-info>
              <dc:creator>mle </dc:creator>
              <dc:date>2013-10-17T12:29:00</dc:date>
            </office:change-info>
          </text:insertion>
        </text:changed-region>
        <text:changed-region xml:id="ct78493472" text:id="ct78493472">
          <text:insertion>
            <office:change-info>
              <dc:creator>mle </dc:creator>
              <dc:date>2014-08-13T12:06:00</dc:date>
            </office:change-info>
          </text:insertion>
        </text:changed-region>
        <text:changed-region xml:id="ct78475680" text:id="ct78475680">
          <text:insertion>
            <office:change-info>
              <dc:creator>mle </dc:creator>
              <dc:date>2014-08-13T12:13:00</dc:date>
            </office:change-info>
          </text:insertion>
        </text:changed-region>
        <text:changed-region xml:id="ct78558464" text:id="ct78558464">
          <text:insertion>
            <office:change-info>
              <dc:creator>mle </dc:creator>
              <dc:date>2014-08-13T12:13:00</dc:date>
            </office:change-info>
          </text:insertion>
        </text:changed-region>
        <text:changed-region xml:id="ct78424848" text:id="ct78424848">
          <text:insertion>
            <office:change-info>
              <dc:creator>mle </dc:creator>
              <dc:date>2014-06-18T11:04:00</dc:date>
            </office:change-info>
          </text:insertion>
        </text:changed-region>
        <text:changed-region xml:id="ct78522016" text:id="ct78522016">
          <text:insertion>
            <office:change-info>
              <dc:creator>mle </dc:creator>
              <dc:date>2014-08-13T12:04:00</dc:date>
            </office:change-info>
          </text:insertion>
        </text:changed-region>
        <text:changed-region xml:id="ct78535808" text:id="ct78535808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78536000" text:id="ct78536000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78621008" text:id="ct78621008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78566448" text:id="ct78566448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78590592" text:id="ct78590592">
          <text:insertion>
            <office:change-info>
              <dc:creator>mle </dc:creator>
              <dc:date>2014-06-27T16:00:00</dc:date>
            </office:change-info>
          </text:insertion>
        </text:changed-region>
        <text:changed-region xml:id="ct78566640" text:id="ct78566640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78563312" text:id="ct78563312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78598000" text:id="ct78598000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78632816" text:id="ct78632816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78731728" text:id="ct78731728">
          <text:insertion>
            <office:change-info>
              <dc:creator>mle </dc:creator>
              <dc:date>2014-08-13T12:25:00</dc:date>
            </office:change-info>
          </text:insertion>
        </text:changed-region>
        <text:changed-region xml:id="ct78702656" text:id="ct78702656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78753232" text:id="ct78753232">
          <text:insertion>
            <office:change-info>
              <dc:creator>mle </dc:creator>
              <dc:date>2014-08-13T12:25:00</dc:date>
            </office:change-info>
          </text:insertion>
        </text:changed-region>
        <text:changed-region xml:id="ct78498544" text:id="ct78498544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78689920" text:id="ct78689920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78676960" text:id="ct78676960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78414240" text:id="ct78414240">
          <text:insertion>
            <office:change-info>
              <dc:creator>mle </dc:creator>
              <dc:date>2014-05-27T14:59:00</dc:date>
            </office:change-info>
          </text:insertion>
        </text:changed-region>
        <text:changed-region xml:id="ct78758368" text:id="ct78758368">
          <text:insertion>
            <office:change-info>
              <dc:creator>mle </dc:creator>
              <dc:date>2013-06-19T11:37:00</dc:date>
            </office:change-info>
          </text:insertion>
        </text:changed-region>
        <text:changed-region xml:id="ct78768240" text:id="ct78768240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78768608" text:id="ct78768608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78767552" text:id="ct78767552">
          <text:insertion>
            <office:change-info>
              <dc:creator>mle </dc:creator>
              <dc:date>2013-10-17T12:01:00</dc:date>
            </office:change-info>
          </text:insertion>
        </text:changed-region>
        <text:changed-region xml:id="ct78631008" text:id="ct78631008">
          <text:insertion>
            <office:change-info>
              <dc:creator>mle </dc:creator>
              <dc:date>2013-10-15T15:45:00</dc:date>
            </office:change-info>
          </text:insertion>
        </text:changed-region>
        <text:changed-region xml:id="ct78754096" text:id="ct78754096">
          <text:insertion>
            <office:change-info>
              <dc:creator>mle </dc:creator>
              <dc:date>2013-10-15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3866in" svg:y="5.9228in" svg:width="5.2508in" draw:z-index="0">
        <draw:text-box fo:min-height="0.9709in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><draw:frame draw:style-name="fr8" draw:name="Image5" text:anchor-type="paragraph" svg:x="0.0008in" svg:y="0in" svg:width="0.4134in" svg:height="0.4134in" draw:z-index="11"><draw:image xlink:href="Pictures/100002010000008B0000008B2FB90FCD.png" xlink:type="simple" xlink:show="embed" xlink:actuate="onLoad"/></draw:frame> <text:s text:c="2"/><draw:frame draw:style-name="fr3" draw:name="images7" text:anchor-type="as-char" svg:y="-0.6146in" svg:width="0.5189in" svg:height="0.4102in" draw:z-index="1"><draw:image xlink:href="Pictures/1000020000000B52000008D303577B6D.png" xlink:type="simple" xlink:show="embed" xlink:actuate="onLoad"/></draw:frame><draw:frame draw:style-name="fr4" draw:name="images3" text:anchor-type="as-char" svg:y="-0.6146in" svg:width="0.6508in" svg:height="0.4102in" draw:z-index="9"><draw:image xlink:href="Pictures/10000201000002FC000001E26EBFFC78.png" xlink:type="simple" xlink:show="embed" xlink:actuate="onLoad"/></draw:frame></text:p>
              </table:table-cell>
              <table:table-cell table:style-name="Tableau9.A1" office:value-type="string">
                <text:p text:style-name="P32">Ce projet est cofinancé par l’Union européenne. L'Europe s'engage en Midi-Pyrénées avec le Fond européen de développement régional.</text:p>
                <text:p text:style-name="P33"><text:change-start text:change-id="ct60549456"/></text:p>
                <text:p text:style-name="P2"><text:change-end text:change-id="ct60549456"/><text:change-start text:change-id="ct68738576"/><text:span text:style-name="T16">_('Powered by </text:span><text:a xlink:type="simple" xlink:href="http://geotrek.fr/"><text:span text:style-name="T16">http://geotrek.fr</text:span></text:a><text:span text:style-name="T16">')</text:span><text:change-end text:change-id="ct68738576"/></text:p>
              </table:table-cell>
            </table:table-row>
          </table:table>
          <text:p text:style-name="Standard"><text:line-break/><text:span text:style-name="T17">Credits photo :</text:span><text:span text:style-name="T17"><text:conditional-text text:condition="ooow:True" text:string-value-if-true="object.pictures[0].legend" text:string-value-if-false=""/></text:span><text:span text:style-name="T17"> </text:span></text:p>
        </draw:text-box>
      </draw:frame>
      <draw:frame draw:style-name="fr5" draw:name="images4" text:anchor-type="page" text:anchor-page-number="1" svg:x="5.8429in" svg:y="0in" svg:width="1.5937in" svg:height="6.7102in" draw:z-index="7">
        <draw:image xlink:href="Pictures/100002010000011F000004B885EA6AB7.png" xlink:type="simple" xlink:show="embed" xlink:actuate="onLoad"/>
      </draw:frame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<draw:frame draw:style-name="fr4" draw:name="Image1" text:anchor-type="as-char" svg:y="-0.1118in" svg:width="0.1972in" svg:height="0.139in" draw:z-index="8"><draw:image xlink:href="Pictures/10000201000004B0000004B094FAB988.png" xlink:type="simple" xlink:show="embed" xlink:actuate="onLoad"/></draw:frame><text:span text:style-name="T15"> </text:span><text:span text:style-name="T12"><office:annotation><dc:creator>mle </dc:creator><dc:date>2014-05-27T14:44:01</dc:date><text:p text:style-name="P34"><text:span text:style-name="T19">do row if object.access</text:span></text:p></office:annotation></text:span><text:change-start text:change-id="ct78493472"/><text:span text:style-name="T12">_('Access')</text:span><text:change-end text:change-id="ct78493472"/></text:p>
            <text:p text:style-name="P4"><text:conditional-text text:condition="ooow:true" text:string-value-if-true="object.access" text:string-value-if-false="">object.access</text:conditional-text></text:p>
          </table:table-cell>
        </table:table-row>
        <table:table-row>
          <table:table-cell table:style-name="Tableau1.A1" office:value-type="string">
            <text:p text:style-name="Standard"><text:span text:style-name="T1"><draw:frame draw:style-name="fr6" draw:name="Image4" text:anchor-type="as-char" svg:y="-0.1543in" svg:width="0.2035in" svg:height="0.2035in" draw:z-index="10"><draw:image xlink:href="Pictures/100002010000038100000381C9078B2D.png" xlink:type="simple" xlink:show="embed" xlink:actuate="onLoad"/></draw:frame></text:span><text:span text:style-name="T13"><office:annotation><dc:creator>mle </dc:creator><dc:date>2014-05-27T14:44:22</dc:date><text:p text:style-name="P34"><text:span text:style-name="T19">do row if object.advised_parking</text:span></text:p></office:annotation></text:span><text:span text:style-name="T13"> </text:span><text:change-start text:change-id="ct78475680"/><text:span text:style-name="T13">_('Advised parking')</text:span><text:change-end text:change-id="ct78475680"/></text:p>
            <text:p text:style-name="P11"><text:conditional-text text:condition="ooow:true" text:string-value-if-true="object.advised_parking" text:string-value-if-false="">object.advised_parking</text:conditional-text></text:p>
          </table:table-cell>
        </table:table-row>
        <table:table-row>
          <table:table-cell table:style-name="Tableau1.A1" office:value-type="string">
            <text:p text:style-name="Standard"><office:annotation><dc:creator>mle </dc:creator><dc:date>2014-05-27T14:39:39</dc:date><text:p text:style-name="P34"><text:span text:style-name="T19">do row if object.public_transport</text:span></text:p></office:annotation><draw:frame draw:style-name="fr6" draw:name="Image2" text:anchor-type="as-char" svg:y="-0.1465in" svg:width="0.202in" svg:height="0.202in" draw:z-index="3"><draw:image xlink:href="Pictures/10000201000004B0000004B05A9040B7.png" xlink:type="simple" xlink:show="embed" xlink:actuate="onLoad"/></draw:frame><text:span text:style-name="T12"> </text:span><text:change-start text:change-id="ct78558464"/><text:span text:style-name="T13">_('Transport')</text:span><text:change-end text:change-id="ct78558464"/></text:p>
            <text:p text:style-name="P9"><text:conditional-text text:condition="ooow:true" text:string-value-if-true="object.public_transport" text:string-value-if-false="">object.public_transport</text:conditional-text></text:p>
          </table:table-cell>
        </table:table-row>
      </table:table>
      <text:p text:style-name="Standard"/>
      <text:p text:style-name="P28"><draw:frame draw:style-name="fr6" draw:name="Image3" text:anchor-type="as-char" svg:y="-0.1634in" svg:width="0.1965in" svg:height="0.1965in" draw:z-index="4"><draw:image xlink:href="Pictures/10000201000001120000011259220FA0.png" xlink:type="simple" xlink:show="embed" xlink:actuate="onLoad"/></draw:frame> <text:change-start text:change-id="ct78424848"/>_('To check the practicability of the hiking paths and to know more about the National park, please visit us or call us at')<text:change-end text:change-id="ct78424848"/> <office:annotation><dc:creator>mle </dc:creator><dc:date>2014-06-18T11:04:34</dc:date><text:p text:style-name="P34"><text:span text:style-name="T19">do text if object.information_desks.all().count() &gt; 0</text:span></text:p></office:annotation>:</text:p>
      <text:p text:style-name="Standard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8"><office:annotation><dc:creator>mle </dc:creator><dc:date>2014-06-18T10:52:26</dc:date><text:p text:style-name="P34"><text:span text:style-name="T19">do table for desk in information_desks</text:span></text:p></office:annotation><text:conditional-text text:condition="ooow:True" text:string-value-if-true="desk.name" text:string-value-if-false="">desk.name</text:conditional-text></text:p>
          </table:table-cell>
          <table:table-cell table:style-name="Tableau13.A1" office:value-type="string">
            <text:p text:style-name="P8"/>
          </table:table-cell>
        </table:table-row>
        <table:table-row>
          <table:table-cell table:style-name="Tableau13.A1" office:value-type="string">
            <text:p text:style-name="P21"><text:conditional-text text:condition="ooow:True" text:string-value-if-true="desk.description_strip" text:string-value-if-false="">desk.description_strip</text:conditional-text></text:p>
          </table:table-cell>
          <table:table-cell table:style-name="Tableau13.A1" table:number-rows-spanned="4" office:value-type="string">
            <text:p text:style-name="P20">pho<office:annotation><dc:creator>mle </dc:creator><dc:date>2014-06-18T11:21:23</dc:date><text:p text:style-name="P34"><text:span text:style-name="T19">do text</text:span></text:p><text:p text:style-name="P34"><text:span text:style-name="T19">from document(at=MEDIA_ROOT+desk.photo.name, anchor='as-char',size=(3,2))</text:span></text:p></office:annotation>to</text:p>
          </table:table-cell>
        </table:table-row>
        <table:table-row>
          <table:table-cell table:style-name="Tableau13.A1" office:value-type="string">
            <text:p text:style-name="P20">T<office:annotation><dc:creator>mle </dc:creator><dc:date>2014-06-18T11:15:38</dc:date><text:p text:style-name="P34"><text:span text:style-name="T19">do row if desk.phone</text:span></text:p></office:annotation>el : <text:conditional-text text:condition="ooow:True" text:string-value-if-true="desk.phone" text:string-value-if-false="">desk.phone</text:conditional-text></text:p>
          </table:table-cell>
          <table:covered-table-cell/>
        </table:table-row>
        <table:table-row>
          <table:table-cell table:style-name="Tableau13.A1" office:value-type="string">
            <text:p text:style-name="P20"><text:conditional-text text:condition="ooow:True" text:string-value-if-true="desk.website" text:string-value-if-false="">desk.website</text:conditional-text> <text:s text:c="2"/><text:conditional-text text:condition="ooow:True" text:string-value-if-true="desk.email" text:string-value-if-false="">desk.email</text:conditional-text><office:annotation><dc:creator>mle </dc:creator><dc:date>2014-06-18T11:16:34</dc:date><text:p text:style-name="P34"><text:span text:style-name="T19">do row if desk.website or desk.email</text:span></text:p></office:annotation></text:p>
          </table:table-cell>
          <table:covered-table-cell/>
        </table:table-row>
        <table:table-row>
          <table:table-cell table:style-name="Tableau13.A1" office:value-type="string">
            <text:p text:style-name="P20"><office:annotation><dc:creator>mle </dc:creator><dc:date>2014-06-18T11:15:56</dc:date><text:p text:style-name="P34"><text:span text:style-name="T19">do row if desk.street or desk.postal_code or desk.municipality</text:span></text:p></office:annotation><text:conditional-text text:condition="ooow:True" text:string-value-if-true="desk.street" text:string-value-if-false="">desk.street</text:conditional-text></text:p>
            <text:p text:style-name="P20"><text:conditional-text text:condition="ooow:True" text:string-value-if-true="desk.postal_code" text:string-value-if-false="">desk.postal_code</text:conditional-text> <text:conditional-text text:condition="ooow:True" text:string-value-if-true="desk.municipality" text:string-value-if-false="">desk.municipality</text:conditional-text></text:p>
          </table:table-cell>
          <table:covered-table-cell/>
        </table:table-row>
        <table:table-row>
          <table:table-cell table:style-name="Tableau13.A6" office:value-type="string">
            <text:p text:style-name="P22">Lat : <text:conditional-text text:condition="ooow:True" text:string-value-if-true="desk.latitude" text:string-value-if-false="">desk.latitude</text:conditional-text> Long : <text:conditional-text text:condition="ooow:True" text:string-value-if-true="desk.longitude" text:string-value-if-false="">desk.longitude</text:conditional-text><office:annotation><dc:creator>mle </dc:creator><dc:date>2014-06-18T11:16:21</dc:date><text:p text:style-name="P34"><text:span text:style-name="T19">do row if desk.geom</text:span></text:p></office:annotation></text:p>
          </table:table-cell>
          <table:table-cell table:style-name="Tableau13.A6" office:value-type="string">
            <text:p text:style-name="P22"/>
          </table:table-cell>
        </table:table-row>
      </table:table>
      <text:p text:style-name="Standard"/>
      <text:p text:style-name="Standard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6"><office:annotation><dc:creator>mle </dc:creator><dc:date>2014-05-27T14:40:58</dc:date><text:p text:style-name="P34"><text:span text:style-name="T19">do text if object.related.all().count() &gt; 0</text:span></text:p></office:annotation><text:change-start text:change-id="ct78522016"/>_('Other treks')<text:change-end text:change-id="ct78522016"/></text:p>
            <text:p text:style-name="Standard"><text:conditional-text text:condition="ooow:true" text:string-value-if-true="other.name" text:string-value-if-false="">other.name</text:conditional-text><office:annotation><dc:creator>mle </dc:creator><dc:date>2013-06-07T16:02:29</dc:date><text:p text:style-name="P34"><text:span text:style-name="T19">do text for other in object.related.all()</text:span></text:p></office:annotation></text:p>
          </table:table-cell>
        </table:table-row>
      </table:table>
      <text:p text:style-name="Standard"><draw:frame draw:style-name="fr7" draw:name="images2" text:anchor-type="paragraph" svg:x="0.1756in" svg:y="3.3728in" svg:width="5.2453in" svg:height="0.7791in" draw:z-index="6"><draw:image xlink:href="Pictures/10000201000003500000007E32FCC312.png" xlink:type="simple" xlink:show="embed" xlink:actuate="onLoad"/></draw:fram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9"/>
          </table:table-cell>
          <table:table-cell table:style-name="Tableau2.A1" office:value-type="string">
            <text:p text:style-name="P23"><text:line-break/><text:span text:style-name="T11"><text:conditional-text text:condition="ooow:true" text:string-value-if-true="object.name" text:string-value-if-false="">object.name</text:conditional-text></text:span></text:p>
            <text:p text:style-name="P25"><text:conditional-text text:condition="ooow:true" text:string-value-if-true="object.districts_display" text:string-value-if-false="">object.districts_display</text:conditional-text> - <text:conditional-text text:condition="ooow:true" text:string-value-if-true="object.city_departure" text:string-value-if-false="">object.city_departure</text:conditional-text></text:p>
          </table:table-cell>
        </table:table-row>
        <table:table-row table:style-name="Tableau2.2">
          <table:table-cell table:style-name="Tableau2.A1" table:number-columns-spanned="2" office:value-type="string">
            <text:p text:style-name="P24"/>
            <text:p text:style-name="P30"><text:conditional-text text:condition="ooow:true" text:string-value-if-true="object.description_teaser" text:string-value-if-false="">object.description_teaser</text:conditional-text></text:p>
          </table:table-cell>
          <table:covered-table-cell/>
        </table:table-row>
        <table:table-row>
          <table:table-cell table:style-name="Tableau2.A3" table:number-columns-spanned="2" office:value-type="string">
            <text:p text:style-name="P13"/>
          </table:table-cell>
          <table:covered-table-cell/>
        </table:table-row>
      </table:table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table:number-rows-spanned="2" office:value-type="string">
            <text:p text:style-name="P3"><text:line-break/><text:line-break/><text:change-start text:change-id="ct78535808"/><text:span text:style-name="T15">_('Duration')</text:span><text:change-end text:change-id="ct78535808"/></text:p>
            <text:p text:style-name="P15"><text:conditional-text text:condition="ooow:true" text:string-value-if-true="object.duration_pretty" text:string-value-if-false="">object.duration_pretty</text:conditional-text></text:p>
            <text:p text:style-name="P2"/>
            <text:p text:style-name="P18"><text:change-start text:change-id="ct78536000"/>_('Length')<text:change-end text:change-id="ct78536000"/></text:p>
            <text:p text:style-name="P15"><text:conditional-text text:condition="ooow:true" text:string-value-if-true="object.length_kilometer" text:string-value-if-false="">object.length_kilometer</text:conditional-text> km</text:p>
            <text:p text:style-name="P2"/>
            <text:p text:style-name="P18"><text:change-start text:change-id="ct78621008"/>_('Trek ascent')<text:change-end text:change-id="ct78621008"/></text:p>
            <text:p text:style-name="P15"><text:conditional-text text:condition="ooow:true" text:string-value-if-true="object.ascent" text:string-value-if-false="">object.ascent</text:conditional-text> m</text:p>
            <text:p text:style-name="P2"/>
            <text:p text:style-name="P3"><text:change-start text:change-id="ct78566448"/><text:span text:style-name="T15">_('Difficulty')</text:span><text:change-end text:change-id="ct78566448"/><office:annotation><dc:creator>mle </dc:creator><dc:date>2014-08-13T15:10:05</dc:date><text:p text:style-name="P34"><text:span text:style-name="T19">do text if object.difficulty</text:span></text:p></office:annotation></text:p>
            <text:p text:style-name="P15"><text:conditional-text text:condition="ooow:true" text:string-value-if-true="object.difficulty" text:string-value-if-false="">object.difficulty</text:conditional-text></text:p>
            <text:p text:style-name="P3"/>
            <text:p text:style-name="P18"><text:change-start text:change-id="ct78590592"/>_('Type')<text:change-end text:change-id="ct78590592"/></text:p>
            <text:p text:style-name="P15"><text:conditional-text text:condition="ooow:true" text:string-value-if-true="object.route" text:string-value-if-false="">object.route</text:conditional-text></text:p>
            <text:p text:style-name="P2"/>
            <text:p text:style-name="P3"><text:change-start text:change-id="ct78566640"/><text:span text:style-name="T15">_('Usages')</text:span><text:change-end text:change-id="ct78566640"/><office:annotation><dc:creator>mle </dc:creator><dc:date>2014-08-13T15:08:47</dc:date><text:p text:style-name="P34"><text:span text:style-name="T19">do text if object.usages.all().count() &gt; 0</text:span></text:p></office:annotation></text:p>
            <text:p text:style-name="P2"><text:span text:style-name="T10"><text:conditional-text text:condition="ooow:true" text:string-value-if-true="usage.usage" text:string-value-if-false="">usage.usage</text:conditional-text></text:span><office:annotation><dc:creator>mle </dc:creator><dc:date>2013-06-06T17:26:17</dc:date><text:p text:style-name="P34"><text:span text:style-name="T19">do text for usage in object.usages.all()</text:span></text:p></office:annotation></text:p>
            <text:p text:style-name="P2"/>
            <text:p text:style-name="P3"><text:change-start text:change-id="ct78563312"/><text:span text:style-name="T15">_('Themes')</text:span><text:change-end text:change-id="ct78563312"/><office:annotation><dc:creator>mle </dc:creator><dc:date>2014-08-13T15:09:32</dc:date><text:p text:style-name="P34"><text:span text:style-name="T19">do text if object.themes.all().count() &gt; 0</text:span></text:p></office:annotation></text:p>
            <text:p text:style-name="P2"><text:span text:style-name="T10"><text:conditional-text text:condition="ooow:true" text:string-value-if-true="theme.label" text:string-value-if-false="">theme.label</text:conditional-text></text:span><office:annotation><dc:creator>mle </dc:creator><dc:date>2013-06-06T17:26:52</dc:date><text:p text:style-name="P34"><text:span text:style-name="T19">do text for theme in object.themes.all()</text:span></text:p></office:annotation></text:p>
          </table:table-cell>
          <table:table-cell table:style-name="Tableau14.A1" office:value-type="string">
            <text:p text:style-name="P14">im<office:annotation><dc:creator>mle </dc:creator><dc:date>2013-06-06T17:13:19</dc:date><text:p text:style-name="P34"><text:span text:style-name="T19">do text</text:span></text:p><text:p text:style-name="P34"><text:span text:style-name="T19">from document(at=MEDIA_ROOT+object.picture_print.name, anchor='as-char',size=headerimage_ratio)</text:span></text:p></office:annotation>age</text:p>
          </table:table-cell>
        </table:table-row>
        <table:table-row>
          <table:covered-table-cell/>
          <table:table-cell table:style-name="Tableau14.A1" office:value-type="string">
            <text:p text:style-name="P17"><text:conditional-text text:condition="ooow:true" text:string-value-if-true="object.ambiance" text:string-value-if-false="">object.ambiance</text:conditional-text></text:p>
          </table:table-cell>
        </table:table-row>
      </table:table>
      <text:p text:style-name="Standard"><draw:frame draw:style-name="fr7" draw:name="images1" text:anchor-type="paragraph" svg:x="0.1846in" svg:y="2.0126in" svg:width="5.2453in" svg:height="0.7791in" draw:z-index="5"><draw:image xlink:href="Pictures/10000201000003500000007E32FCC312.png" xlink:type="simple" xlink:show="embed" xlink:actuate="onLoad"/></draw:frame></text:p>
      <text:p text:style-name="P29"><office:annotation><dc:creator>mle </dc:creator><dc:date>2014-05-27T14:59:25</dc:date><text:p text:style-name="P34"><text:span text:style-name="T19">do text if object.description</text:span></text:p></office:annotation><text:change-start text:change-id="ct78598000"/>_('Trek')<text:change-end text:change-id="ct78598000"/></text:p>
      <text:p text:style-name="P4"><text:conditional-text text:condition="ooow:true" text:string-value-if-true="object.description" text:string-value-if-false="">object.description</text:conditional-text></text:p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Standard"><text:span text:style-name="T1"><office:annotation><dc:creator>mle </dc:creator><dc:date>2014-05-27T15:47:42</dc:date><text:p text:style-name="P34"><text:span text:style-name="T19">do row if object.advice and object.disabled_infrastructure</text:span></text:p></office:annotation></text:span><text:span text:style-name="T8">⚠</text:span><text:change-start text:change-id="ct78632816"/><text:span text:style-name="T14">_('Advice')</text:span><text:change-end text:change-id="ct78632816"/></text:p>
          </table:table-cell>
          <table:table-cell table:style-name="Tableau3.A1" office:value-type="string">
            <text:p text:style-name="P1"/>
          </table:table-cell>
          <table:table-cell table:style-name="Tableau3.A1" office:value-type="string">
            <text:p text:style-name="Standard"><text:span text:style-name="T2">♿</text:span><text:change-start text:change-id="ct78731728"/><text:span text:style-name="T3">_('Disabled infrastructures')</text:span><text:change-end text:change-id="ct78731728"/></text:p>
          </table:table-cell>
        </table:table-row>
        <table:table-row>
          <table:table-cell table:style-name="Tableau3.A1" office:value-type="string">
            <text:p text:style-name="P11"><text:span text:style-name="T1"><office:annotation><dc:creator>mle </dc:creator><dc:date>2014-05-27T15:47:42</dc:date><text:p text:style-name="P34"><text:span text:style-name="T19">do row if object.advice and object.disabled_infrastructure</text:span></text:p></office:annotation></text:span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P1"/>
          </table:table-cell>
          <table:table-cell table:style-name="Tableau3.A1" office:value-type="string">
            <text:p text:style-name="P4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Standard"><text:span text:style-name="T1"><office:annotation><dc:creator>mle </dc:creator><dc:date>2014-05-27T15:49:10</dc:date><text:p text:style-name="P34"><text:span text:style-name="T19">do row if object.advice and not object.disabled_infrastructure</text:span></text:p></office:annotation></text:span><text:span text:style-name="T8">⚠</text:span><text:change-start text:change-id="ct78702656"/><text:span text:style-name="T14">_('Advice')</text:span><text:change-end text:change-id="ct78702656"/></text:p>
            <text:p text:style-name="P11"><text:conditional-text text:condition="ooow:true" text:string-value-if-true="object.advice" text:string-value-if-false="">object.advice</text:conditional-text></text:p>
          </table:table-cell>
        </table:table-row>
        <table:table-row>
          <table:table-cell table:style-name="Tableau12.A1" office:value-type="string">
            <text:p text:style-name="Standard"><text:span text:style-name="T2"><office:annotation><dc:creator>mle </dc:creator><dc:date>2014-05-27T15:48:29</dc:date><text:p text:style-name="P34"><text:span text:style-name="T19">do row if not object.advice and object.disabled_infrastructure</text:span></text:p></office:annotation></text:span><text:span text:style-name="T2">♿</text:span><text:change-start text:change-id="ct78753232"/><text:span text:style-name="T3">_('Disabled infrastructures')</text:span><text:change-end text:change-id="ct78753232"/></text:p>
            <text:p text:style-name="P12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table:number-columns-spanned="3" office:value-type="string">
            <text:p text:style-name="P16"><text:change-start text:change-id="ct78498544"/>_('Altimetric profile')<text:change-end text:change-id="ct78498544"/></text:p>
          </table:table-cell>
          <table:covered-table-cell/>
          <table:covered-table-cell/>
        </table:table-row>
        <table:table-row>
          <table:table-cell table:style-name="Tableau5.A1" office:value-type="string">
            <text:p text:style-name="P1"/>
          </table:table-cell>
          <table:table-cell table:style-name="Tableau5.A1" table:number-columns-spanned="2" office:value-type="string">
            <text:p text:style-name="P10">cha<office:annotation><dc:creator>mle </dc:creator><dc:date>2013-08-14T16:39:50</dc:date><text:p text:style-name="P34"><text:span text:style-name="T19">do text</text:span></text:p><text:p text:style-name="P34"><text:span text:style-name="T19">from document(at=object.get_elevation_chart_path(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Standard"/>
          </table:table-cell>
          <table:table-cell table:style-name="Tableau5.A1" office:value-type="string">
            <text:p text:style-name="Standard"><text:change-start text:change-id="ct78689920"/><text:span text:style-name="T1">_('Min elevation')</text:span><text:change-end text:change-id="ct78689920"/><text:span text:style-name="T1"> </text:span>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Standard"><text:change-start text:change-id="ct78676960"/><text:span text:style-name="T1">_('Max elevation')</text:span><text:change-end text:change-id="ct78676960"/><text:span text:style-name="T1"> </text:span>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Standard"/>
      <text:p text:style-name="P27">i<office:annotation><dc:creator>mle </dc:creator><dc:date>2013-06-07T15:45:12</dc:date><text:p text:style-name="P34"><text:span text:style-name="T19">do text</text:span></text:p><text:p text:style-name="P34"><text:span text:style-name="T19">from document(at=object.get_map_image_path(),anchor='as-char',size=mapimage_ratio)</text:span></text:p></office:annotation>mage</text:p>
      <text:p text:style-name="P1"/>
      <text:p text:style-name="P16"><text:change-start text:change-id="ct78414240"/><office:annotation><dc:creator>mle </dc:creator><dc:date>2014-05-27T14:59:56</dc:date><text:p text:style-name="P34"><text:span text:style-name="T19">do text if len(pois) &gt; 0</text:span></text:p></office:annotation><text:change-end text:change-id="ct78414240"/><text:change-start text:change-id="ct78758368"/>_('On the way...')<text:change-end text:change-id="ct78758368"/></text:p>
      <text:p text:style-name="Standard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office:annotation><dc:creator>mle </dc:creator><dc:date>2013-06-06T17:37:37</dc:date><text:p text:style-name="P34"><text:span text:style-name="T19">do table for poi in pois</text:span></text:p></office:annotation> pi<office:annotation><dc:creator>mle </dc:creator><dc:date>2013-06-06T17:38:25</dc:date><text:p text:style-name="P34"><text:span text:style-name="T19">do text</text:span></text:p><text:p text:style-name="P34"><text:span text:style-name="T19">from document(at=MEDIA_ROOT+poi.type.pictogram.name,format='png',anchor='as-char')</text:span></text:p></office:annotation>c</text:p>
            </table:table-cell>
            <table:table-cell table:style-name="Tableau4.A1" office:value-type="string">
              <text:p text:style-name="Standard"><text:conditional-text text:condition="ooow:true" text:string-value-if-true="poi.name" text:string-value-if-false="">poi.name</text:conditional-text> <text:span text:style-name="T6">'</text:span><text:span text:style-name="T4"><text:conditional-text text:condition="ooow:True" text:string-value-if-true="enumeration[poi.pk]" text:string-value-if-false="">enumeration[poi.pk]</text:conditional-text></text:span><text:span text:style-name="T6">'</text:span></text:p>
            </table:table-cell>
          </table:table-row>
        </table:table>
        <text:p text:style-name="Standard"/>
      </text:section>
      <text:p text:style-name="Standard"/>
      <text:p text:style-name="P27"><text:soft-page-break/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9">lo<office:annotation><dc:creator>mle </dc:creator><dc:date>2013-06-11T17:50:52</dc:date><text:p><text:span text:style-name="T20">do text</text:span></text:p><text:p>from document(at=MEDIA_ROOT + 'upload/logo-header.png')</text:p></office:annotation>go</text:p>
          </table:table-cell>
          <table:table-cell table:style-name="Tableau7.A1" office:value-type="string">
            <text:p text:style-name="P23"><text:span text:style-name="T9"><text:line-break/></text:span><text:span text:style-name="T11"><text:conditional-text text:condition="ooow:true" text:string-value-if-true="object.name" text:string-value-if-false="">object.name</text:conditional-text></text:span></text:p>
            <text:p text:style-name="P26"><text:conditional-text text:condition="ooow:true" text:string-value-if-true="object.districts_display" text:string-value-if-false="">object.districts_display</text:conditional-text></text:p>
          </table:table-cell>
        </table:table-row>
      </table:table>
      <text:p text:style-name="Standard"><text:line-break/>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6"><office:annotation><dc:creator>mle </dc:creator><dc:date>2013-06-07T17:33:47</dc:date><text:p text:style-name="P34"><text:span text:style-name="T19">do table for poi in pois</text:span></text:p></office:annotation>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Table_20_Contents">p<office:annotation><dc:creator>mle </dc:creator><dc:date>2013-10-17T12:10:07</dc:date><text:p text:style-name="P34"><text:span text:style-name="T19">do text</text:span></text:p><text:p text:style-name="P34"><text:span text:style-name="T19">from document(at=MEDIA_ROOT+poi.type.pictogram.name,format='png',anchor='as-char')</text:span></text:p></office:annotation>ic</text:p>
                </table:table-cell>
                <table:table-cell table:style-name="Tableau10.B1" office:value-type="string">
                  <text:p text:style-name="P1"><text:change-start text:change-id="ct78768240"/>poi.name<text:change-end text:change-id="ct78768240"/> <text:span text:style-name="T7">'</text:span><text:change-start text:change-id="ct78768608"/><text:span text:style-name="T5">enumeration[poi.pk]</text:span><text:change-end text:change-id="ct78768608"/><text:span text:style-name="T7">'</text:span></text:p>
                </table:table-cell>
              </table:table-row>
            </table:table>
            <text:p text:style-name="P5"><draw:frame draw:style-name="fr2" draw:name="Cadre3" text:anchor-type="char" svg:x="0in" svg:y="0in" draw:z-index="2"><draw:text-box fo:min-height="0.0201in" fo:min-width="0.0201in"><text:p text:style-name="P7">a<office:annotation><dc:creator>mle </dc:creator><dc:date>2013-06-07T17:30:55</dc:date><text:p text:style-name="P34"><text:span text:style-name="T19">do text if poi.thumbnail</text:span></text:p><text:p text:style-name="P34"><text:span text:style-name="T19">from document(at=MEDIA_ROOT+poi.thumbnail.name, anchor='as-char')</text:span></text:p></office:annotation>g</text:p></draw:text-box></draw:frame></text:p>
            <text:p text:style-name="P4"><text:conditional-text text:condition="ooow:True" text:string-value-if-true="poi.description" text:string-value-if-false="">poi.description</text:conditional-text></text:p>
            <text:p text:style-name="P4"><text:change-start text:change-id="ct78767552"/><office:annotation><dc:creator>mle </dc:creator><dc:date>2013-10-17T12:01:46</dc:date><text:p text:style-name="P34"><text:span text:style-name="T19">do text if poi.thumbnail</text:span></text:p></office:annotation><text:change-end text:change-id="ct78767552"/>(<text:change-start text:change-id="ct78631008"/>_('Attribution')<text:change-end text:change-id="ct78631008"/>: <text:change-start text:change-id="ct78754096"/>poi.pictures[0].author<text:change-end text:change-id="ct78754096"/>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cher Bold" svg:font-family="'Archer Bold'" style:font-pitch="variable"/>
    <style:font-face style:name="Archer Book" svg:font-family="'Archer Book'" style:font-adornments="Book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1902in" fo:margin-bottom="0.1902in" fo:margin-left="0.1902in" fo:margin-right="0.1902in" fo:background-color="transparent" style:writing-mode="lr-tb" style:footnote-max-height="0in">
        <style:background-image/>
        <style:columns fo:column-count="2" fo:column-gap="0.2in">
          <style:column-sep style:width="0.0035in" style:color="#666666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1902in" fo:margin-bottom="0.1902in" fo:margin-left="0.1902in" fo:margin-right="0.1902in" style:writing-mode="lr-tb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style:next-style-name="Landscape"/>
    <style:master-page style:name="Landscape" style:page-layout-name="Mpm2">
      <style:footer>
        <text:tracked-changes>
          <text:changed-region xml:id="ct78115040" text:id="ct78115040">
            <text:insertion>
              <office:change-info>
                <dc:creator>mle </dc:creator>
                <dc:date>2013-10-17T12:27:00</dc:date>
              </office:change-info>
            </text:insertion>
          </text:changed-region>
          <text:changed-region xml:id="ct78116336" text:id="ct78116336">
            <text:insertion>
              <office:change-info>
                <dc:creator>mle </dc:creator>
                <dc:date>2014-08-13T11:10:00</dc:date>
              </office:change-info>
            </text:insertion>
          </text:changed-region>
        </text:tracked-changes>
        <text:p text:style-name="Standard"><text:conditional-text text:condition="ooow:true" text:string-value-if-true="object.name" text:string-value-if-false="">object.name</text:conditional-text> - <text:change-start text:change-id="ct78115040"/>_('Page')<text:change-end text:change-id="ct78115040"/> <text:page-number text:select-page="current">3</text:page-number>/<text:page-count>3</text:page-count> - <text:change-start text:change-id="ct78116336"/>_('Edition of')<text:change-end text:change-id="ct78116336"/> <text:date style:data-style-name="N76" text:date-value="2014-08-26T17:32:04.392997752">26 août 2014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4-08-26T17:32:04.327529775</dc:date>
    <meta:editing-duration>P1DT11H34M3S</meta:editing-duration>
    <meta:editing-cycles>222</meta:editing-cycles>
    <meta:generator>LibreOffice/4.2.4.2$Linux_X86_64 LibreOffice_project/420m0$Build-2</meta:generator>
    <dc:creator>mle </dc:creator>
    <meta:document-statistic meta:table-count="13" meta:image-count="10" meta:object-count="0" meta:page-count="3" meta:paragraph-count="69" meta:word-count="151" meta:character-count="1472" meta:non-whitespace-character-count="1370"/>
  </office:meta>
</office:document-meta>
</file>